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/>
    <style:style style:name="ce8" style:family="table-cell" style:parent-style-name="Default" style:data-style-name="N10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20141"/>
    <style:style style:name="ce1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ce1"/>
        <table:table-column table:style-name="co2" table:number-columns-repeated="1011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Instructions:</text:p>
          </table:table-cell>
          <table:table-cell table:number-columns-repeated="2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lect cells E6:G8, and use its fill handle to autofill right, and left</text:p>
          </table:table-cell>
          <table:table-cell table:number-columns-repeated="2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Test bed: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+2</text:p>
          </table:table-cell>
          <table:table-cell table:number-columns-repeated="3"/>
          <table:table-cell table:style-name="ce7" office:value-type="string" calcext:value-type="string">
            <text:p>apple1</text:p>
          </table:table-cell>
          <table:table-cell table:style-name="ce7" office:value-type="string" calcext:value-type="string">
            <text:p>apple3</text:p>
          </table:table-cell>
          <table:table-cell table:style-name="ce7" office:value-type="string" calcext:value-type="string">
            <text:p>apple5</text:p>
          </table:table-cell>
          <table:table-cell table:style-name="Default" table:number-columns-repeated="5"/>
          <table:table-cell table:number-columns-repeated="1012"/>
        </table:table-row>
        <table:table-row table:style-name="ro1">
          <table:table-cell table:style-name="ce8" office:value-type="string" calcext:value-type="string">
            <text:p>-3</text:p>
          </table:table-cell>
          <table:table-cell table:number-columns-repeated="3"/>
          <table:table-cell table:style-name="ce7" office:value-type="string" calcext:value-type="string">
            <text:p>6 xy</text:p>
          </table:table-cell>
          <table:table-cell table:style-name="ce7" office:value-type="string" calcext:value-type="string">
            <text:p>3 xy</text:p>
          </table:table-cell>
          <table:table-cell table:style-name="ce7" office:value-type="string" calcext:value-type="string">
            <text:p>0 xy</text:p>
          </table:table-cell>
          <table:table-cell table:style-name="Default" table:number-columns-repeated="5"/>
          <table:table-cell table:number-columns-repeated="1012"/>
        </table:table-row>
        <table:table-row table:style-name="ro1">
          <table:table-cell table:style-name="ce8" office:value-type="string" calcext:value-type="string">
            <text:p>pattern</text:p>
          </table:table-cell>
          <table:table-cell table:number-columns-repeated="3"/>
          <table:table-cell table:style-name="ce7" office:value-type="string" calcext:value-type="string">
            <text:p>a1</text:p>
          </table:table-cell>
          <table:table-cell table:style-name="ce7" office:value-type="string" calcext:value-type="string">
            <text:p>b2</text:p>
          </table:table-cell>
          <table:table-cell table:style-name="ce7" office:value-type="string" calcext:value-type="string">
            <text:p>c3</text:p>
          </table:table-cell>
          <table:table-cell table:style-name="Default" table:number-columns-repeated="5"/>
          <table:table-cell table:number-columns-repeated="1012"/>
        </table:table-row>
        <table:table-row table:style-name="ro1">
          <table:table-cell/>
          <table:table-cell table:style-name="ce2" office:value-type="string" calcext:value-type="string">
            <text:p>Expected result: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+2</text:p>
          </table:table-cell>
          <table:table-cell table:style-name="ce7" office:value-type="string" calcext:value-type="string">
            <text:p>apple-5</text:p>
          </table:table-cell>
          <table:table-cell table:style-name="ce7" office:value-type="string" calcext:value-type="string">
            <text:p>apple-3</text:p>
          </table:table-cell>
          <table:table-cell table:style-name="ce7" office:value-type="string" calcext:value-type="string">
            <text:p>apple-1</text:p>
          </table:table-cell>
          <table:table-cell table:style-name="ce7" office:value-type="string" calcext:value-type="string">
            <text:p>apple1</text:p>
          </table:table-cell>
          <table:table-cell table:style-name="ce7" office:value-type="string" calcext:value-type="string">
            <text:p>apple3</text:p>
          </table:table-cell>
          <table:table-cell table:style-name="ce7" office:value-type="string" calcext:value-type="string">
            <text:p>apple5</text:p>
          </table:table-cell>
          <table:table-cell table:style-name="ce7" office:value-type="string" calcext:value-type="string">
            <text:p>apple7</text:p>
          </table:table-cell>
          <table:table-cell table:style-name="ce7" office:value-type="string" calcext:value-type="string">
            <text:p>apple9</text:p>
          </table:table-cell>
          <table:table-cell table:style-name="ce7" office:value-type="string" calcext:value-type="string">
            <text:p>apple11</text:p>
          </table:table-cell>
          <table:table-cell table:style-name="Default" table:number-columns-repeated="8"/>
          <table:table-cell table:number-columns-repeated="1006"/>
        </table:table-row>
        <table:table-row table:style-name="ro1">
          <table:table-cell table:style-name="ce8" office:value-type="string" calcext:value-type="string">
            <text:p>-3</text:p>
          </table:table-cell>
          <table:table-cell table:style-name="ce7" office:value-type="string" calcext:value-type="string">
            <text:p>15 xy</text:p>
          </table:table-cell>
          <table:table-cell table:style-name="ce7" office:value-type="string" calcext:value-type="string">
            <text:p>12 xy</text:p>
          </table:table-cell>
          <table:table-cell table:style-name="ce7" office:value-type="string" calcext:value-type="string">
            <text:p>9 xy</text:p>
          </table:table-cell>
          <table:table-cell table:style-name="ce7" office:value-type="string" calcext:value-type="string">
            <text:p>6 xy</text:p>
          </table:table-cell>
          <table:table-cell table:style-name="ce7" office:value-type="string" calcext:value-type="string">
            <text:p>3 xy</text:p>
          </table:table-cell>
          <table:table-cell table:style-name="ce7" office:value-type="string" calcext:value-type="string">
            <text:p>0 xy</text:p>
          </table:table-cell>
          <table:table-cell table:style-name="ce7" office:value-type="string" calcext:value-type="string">
            <text:p>-3 xy</text:p>
          </table:table-cell>
          <table:table-cell table:style-name="ce7" office:value-type="string" calcext:value-type="string">
            <text:p>-6 xy</text:p>
          </table:table-cell>
          <table:table-cell table:style-name="ce7" office:value-type="string" calcext:value-type="string">
            <text:p>-9 xy</text:p>
          </table:table-cell>
          <table:table-cell table:style-name="Default" table:number-columns-repeated="8"/>
          <table:table-cell table:number-columns-repeated="1006"/>
        </table:table-row>
        <table:table-row table:style-name="ro1">
          <table:table-cell table:style-name="ce8" office:value-type="string" calcext:value-type="string">
            <text:p>pattern</text:p>
          </table:table-cell>
          <table:table-cell table:style-name="ce7" office:value-type="string" calcext:value-type="string">
            <text:p>a0</text:p>
          </table:table-cell>
          <table:table-cell table:style-name="ce7" office:value-type="string" calcext:value-type="string">
            <text:p>b1</text:p>
          </table:table-cell>
          <table:table-cell table:style-name="ce7" office:value-type="string" calcext:value-type="string">
            <text:p>c2</text:p>
          </table:table-cell>
          <table:table-cell table:style-name="ce7" office:value-type="string" calcext:value-type="string">
            <text:p>a1</text:p>
          </table:table-cell>
          <table:table-cell table:style-name="ce7" office:value-type="string" calcext:value-type="string">
            <text:p>b2</text:p>
          </table:table-cell>
          <table:table-cell table:style-name="ce7" office:value-type="string" calcext:value-type="string">
            <text:p>c3</text:p>
          </table:table-cell>
          <table:table-cell table:style-name="ce7" office:value-type="string" calcext:value-type="string">
            <text:p>a2</text:p>
          </table:table-cell>
          <table:table-cell table:style-name="ce7" office:value-type="string" calcext:value-type="string">
            <text:p>b3</text:p>
          </table:table-cell>
          <table:table-cell table:style-name="ce7" office:value-type="string" calcext:value-type="string">
            <text:p>c4</text:p>
          </table:table-cell>
          <table:table-cell table:style-name="Default" table:number-columns-repeated="8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Instructions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lect cells B19:C20, and use its fill handle to autofill right, and left</text:p>
          </table:table-cell>
          <table:table-cell table:number-columns-repeated="7"/>
          <table:table-cell table:style-name="Default"/>
          <table:table-cell table:number-columns-repeated="1014"/>
        </table:table-row>
        <table:table-row table:style-name="ro1">
          <table:table-cell table:style-name="Default"/>
          <table:table-cell table:style-name="ce2" office:value-type="string" calcext:value-type="string">
            <text:p>Test bed:</text:p>
          </table:table-cell>
          <table:table-cell table:style-name="Default" table:number-columns-repeated="3"/>
          <table:table-cell table:style-name="ce2" office:value-type="string" calcext:value-type="string">
            <text:p>Expected result: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Default" table:number-columns-repeated="5"/>
          <table:table-cell table:style-name="ce7" office:value-type="string" calcext:value-type="string">
            <text:p>orange13</text:p>
          </table:table-cell>
          <table:table-cell table:style-name="ce12" office:value-type="string" calcext:value-type="string">
            <text:p>-3st</text:p>
          </table:table-cell>
          <table:table-cell table:style-name="ce7" office:value-type="string" calcext:value-type="string">
            <text:p>a1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 table:style-name="Default" table:number-columns-repeated="5"/>
          <table:table-cell table:style-name="ce7" office:value-type="string" calcext:value-type="string">
            <text:p>orange9</text:p>
          </table:table-cell>
          <table:table-cell table:style-name="ce12" office:value-type="string" calcext:value-type="string">
            <text:p>-1st</text:p>
          </table:table-cell>
          <table:table-cell table:style-name="ce7" office:value-type="string" calcext:value-type="string">
            <text:p>a1</text:p>
          </table:table-cell>
          <table:table-cell table:style-name="Default" table:number-columns-repeated="5"/>
          <table:table-cell table:number-columns-repeated="1011"/>
        </table:table-row>
        <table:table-row table:style-name="ro2">
          <table:table-cell table:style-name="Default"/>
          <table:table-cell table:style-name="ce7" office:value-type="string" calcext:value-type="string">
            <text:p>orange5</text:p>
          </table:table-cell>
          <table:table-cell table:style-name="ce7" office:value-type="string" calcext:value-type="string">
            <text:p>1<text:span text:style-name="T1">st</text:span></text:p>
          </table:table-cell>
          <table:table-cell table:style-name="ce7" office:value-type="string" calcext:value-type="string">
            <text:p>a1</text:p>
          </table:table-cell>
          <table:table-cell table:style-name="Default"/>
          <table:table-cell table:style-name="ce7" office:value-type="string" calcext:value-type="string">
            <text:p>orange5</text:p>
          </table:table-cell>
          <table:table-cell table:style-name="ce12" office:value-type="string" calcext:value-type="string">
            <text:p>1st</text:p>
          </table:table-cell>
          <table:table-cell table:style-name="ce7" office:value-type="string" calcext:value-type="string">
            <text:p>a1</text:p>
          </table:table-cell>
          <table:table-cell table:style-name="Default" table:number-columns-repeated="5"/>
          <table:table-cell table:number-columns-repeated="1011"/>
        </table:table-row>
        <table:table-row table:style-name="ro1">
          <table:table-cell/>
          <table:table-cell table:style-name="ce7" office:value-type="string" calcext:value-type="string">
            <text:p>orange1</text:p>
          </table:table-cell>
          <table:table-cell table:style-name="ce7" office:value-type="string" calcext:value-type="string">
            <text:p>3st</text:p>
          </table:table-cell>
          <table:table-cell table:style-name="ce7" office:value-type="string" calcext:value-type="string">
            <text:p>a1</text:p>
          </table:table-cell>
          <table:table-cell/>
          <table:table-cell table:style-name="ce7" office:value-type="string" calcext:value-type="string">
            <text:p>orange1</text:p>
          </table:table-cell>
          <table:table-cell table:style-name="ce12" office:value-type="string" calcext:value-type="string">
            <text:p>3st</text:p>
          </table:table-cell>
          <table:table-cell table:style-name="ce7" office:value-type="string" calcext:value-type="string">
            <text:p>a1</text:p>
          </table:table-cell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/>
          <table:table-cell table:style-name="ce7" office:value-type="string" calcext:value-type="string">
            <text:p>orange-3</text:p>
          </table:table-cell>
          <table:table-cell table:style-name="ce12" office:value-type="string" calcext:value-type="string">
            <text:p>5st</text:p>
          </table:table-cell>
          <table:table-cell table:style-name="ce7" office:value-type="string" calcext:value-type="string">
            <text:p>a1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7" office:value-type="string" calcext:value-type="string">
            <text:p>orange-7</text:p>
          </table:table-cell>
          <table:table-cell table:style-name="ce12" office:value-type="string" calcext:value-type="string">
            <text:p>7st</text:p>
          </table:table-cell>
          <table:table-cell table:style-name="ce7" office:value-type="string" calcext:value-type="string">
            <text:p>a1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Note:</text:p>
          </table:table-cell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3. row, and 2. column test case is not fixed yet.</text:p>
          </table:table-cell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1016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/>
          <table:table-cell table:style-name="Default"/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hu" number:country="HU">Ft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hu" number:country="HU">Ft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hu" number:country="HU">Ft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hu" number:country="HU">Ft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min-integer-digits="1" number:decimal-replacement="--" number:grouping="true"/>
      <number:text> </number:text>
      <number:currency-symbol number:language="hu" number:country="HU">Ft</number:currency-symbol>
    </number:currency-style>
    <number:currency-style style:name="N128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hu" number:country="HU">Ft</number:currency-symbol>
      <style:map style:condition="value()&gt;=0" style:apply-style-name="N128P0"/>
    </number:currency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0121" number:language="en" number:country="US" loext:transliteration-spellout="MMMM=abbreviation" number:transliteration-language="en" number:transliteration-country="US">
      <number:year number:style="long"/>
      <number:text>. </number:text>
      <number:month number:style="long" number:textual="true"/>
      <number:text> </number:text>
      <number:day/>
      <number:text>/</number:text>
    </number:date-style>
    <number:date-style style:name="N10122" number:language="en" number:country="US" loext:transliteration-spellout="D=possessive" number:transliteration-language="en" number:transliteration-country="US">
      <number:year number:style="long"/>
      <number:text>. </number:text>
      <number:month number:style="long" number:textual="true"/>
      <number:text> </number:text>
      <number:day/>
    </number:date-style>
    <number:date-style style:name="N10123" number:language="en" number:country="US" loext:transliteration-spellout="D=possessive-superessive" number:transliteration-language="en" number:transliteration-country="US">
      <number:year number:style="long"/>
      <number:text>. </number:text>
      <number:month number:style="long" number:textual="true"/>
      <number:text> </number:text>
      <number:day/>
    </number:date-style>
    <number:date-style style:name="N10124" number:language="en" number:country="US" loext:transliteration-spellout="D=possessive-ablative" number:transliteration-language="en" number:transliteration-country="US">
      <number:year number:style="long"/>
      <number:text>. </number:text>
      <number:month number:style="long" number:textual="true"/>
      <number:text> </number:text>
      <number:day/>
    </number:date-style>
    <number:date-style style:name="N10125" number:language="en" number:country="US" loext:transliteration-spellout="D=possessive-terminative" number:transliteration-language="en" number:transliteration-country="US">
      <number:year number:style="long"/>
      <number:text>. </number:text>
      <number:month number:style="long" number:textual="true"/>
      <number:text> </number:text>
      <number:day/>
    </number:date-style>
    <number:date-style style:name="N10126" number:language="en" number:country="US" loext:transliteration-spellout="D=possessive-adjective" number:transliteration-language="en" number:transliteration-country="US">
      <number:year number:style="long"/>
      <number:text>. </number:text>
      <number:month number:style="long" number:textual="true"/>
      <number:text> </number:text>
      <number:day/>
    </number:date-style>
    <number:date-style style:name="N10127" number:language="en" number:country="US" loext:transliteration-spellout="D=possessive-superessive,NNN=superessive" number:transliteration-language="en" number:transliteration-country="US">
      <number:year number:style="long"/>
      <number:text>. </number:text>
      <number:month number:style="long" number:textual="true"/>
      <number:text> </number:text>
      <number:day/>
      <number:text>, </number:text>
      <number:day-of-week number:style="long"/>
    </number:date-style>
    <number:date-style style:name="N10128" number:language="en" number:country="US" loext:transliteration-spellout="D=possessive" number:transliteration-language="en" number:transliteration-country="US">
      <number:month number:style="long" number:textual="true"/>
      <number:text> </number:text>
      <number:day/>
    </number:date-style>
    <number:date-style style:name="N10129" number:language="en" number:country="US" loext:transliteration-spellout="D=possessive-superessive" number:transliteration-language="en" number:transliteration-country="US">
      <number:month number:style="long" number:textual="true"/>
      <number:text> </number:text>
      <number:day/>
    </number:date-style>
    <number:date-style style:name="N10130" number:language="en" number:country="US" loext:transliteration-spellout="D=possessive-ablative" number:transliteration-language="en" number:transliteration-country="US">
      <number:month number:style="long" number:textual="true"/>
      <number:text> </number:text>
      <number:day/>
    </number:date-style>
    <number:date-style style:name="N10131" number:language="en" number:country="US" loext:transliteration-spellout="D=possessive-terminative" number:transliteration-language="en" number:transliteration-country="US">
      <number:month number:style="long" number:textual="true"/>
      <number:text> </number:text>
      <number:day/>
    </number:date-style>
    <number:date-style style:name="N10132" number:language="en" number:country="US" loext:transliteration-spellout="MMMM=article,D=possessive-adjective" number:transliteration-language="en" number:transliteration-country="US">
      <number:month number:style="long" number:textual="true"/>
      <number:text> </number:text>
      <number:day/>
    </number:date-style>
    <number:date-style style:name="N10133" number:language="en" number:country="US" loext:transliteration-spellout="MMMM=capitalize article,D=possessive-adjective" number:transliteration-language="en" number:transliteration-country="US">
      <number:month number:style="long" number:textual="true"/>
      <number:text> </number:text>
      <number:day/>
    </number:date-style>
    <number:date-style style:name="N10134" number:language="en" number:country="US" loext:transliteration-spellout="MMMM=article,D=adjective" number:transliteration-language="en" number:transliteration-country="US">
      <number:month number:style="long" number:textual="true"/>
      <number:text> </number:text>
      <number:day/>
    </number:date-style>
    <number:date-style style:name="N10135" number:language="en" number:country="US" loext:transliteration-spellout="MMMM=capitalize article,D=adjective" number:transliteration-language="en" number:transliteration-country="US">
      <number:month number:style="long" number:textual="true"/>
      <number:text> </number:text>
      <number:day/>
    </number:date-style>
    <number:date-style style:name="N10136" number:language="en" number:country="US" loext:transliteration-spellout="MMMM=article" number:transliteration-language="en" number:transliteration-country="US">
      <number:month number:style="long" number:textual="true"/>
      <number:text>i</number:text>
    </number:date-style>
    <number:date-style style:name="N10137" number:language="en" number:country="US" loext:transliteration-spellout="MMMM=capitalize article" number:transliteration-language="en" number:transliteration-country="US">
      <number:month number:style="long" number:textual="true"/>
      <number:text>i</number:text>
    </number:date-style>
    <number:date-style style:name="N10138" number:language="en" number:country="US" loext:transliteration-spellout="superessive" number:transliteration-language="en" number:transliteration-country="US">
      <number:day-of-week number:style="long"/>
    </number:date-style>
    <number:date-style style:name="N10139" number:language="en" number:country="US" loext:transliteration-spellout="ablative" number:transliteration-language="en" number:transliteration-country="US">
      <number:day-of-week number:style="long"/>
    </number:date-style>
    <number:date-style style:name="N10140" number:language="en" number:country="US" loext:transliteration-spellout="terminative" number:transliteration-language="en" number:transliteration-country="US">
      <number:day-of-week number:style="long"/>
    </number:date-style>
    <number:date-style style:name="N10141" number:language="en" number:country="US" loext:transliteration-spellout="inessive" number:transliteration-language="en" number:transliteration-country="US">
      <number:year number:style="long"/>
    </number:date-style>
    <number:date-style style:name="N10142" number:language="en" number:country="US" loext:transliteration-spellout="ablative" number:transliteration-language="en" number:transliteration-country="US">
      <number:year number:style="long"/>
    </number:date-style>
    <number:date-style style:name="N10143" number:language="en" number:country="US" loext:transliteration-spellout="article" number:transliteration-language="en" number:transliteration-country="US">
      <number:month number:style="long" number:textual="true"/>
    </number:date-style>
    <number:date-style style:name="N10144" number:language="en" number:country="US" loext:transliteration-spellout="capitalize article" number:transliteration-language="en" number:transliteration-country="US">
      <number:month number:style="long" number:textual="true"/>
    </number:date-style>
    <number:date-style style:name="N10145" number:language="en" number:country="US" loext:transliteration-spellout="inessive" number:transliteration-language="en" number:transliteration-country="US">
      <number:month number:style="long" number:textual="true"/>
    </number:date-style>
    <number:date-style style:name="N10146" number:language="en" number:country="US" loext:transliteration-spellout="article inessive" number:transliteration-language="en" number:transliteration-country="US">
      <number:month number:style="long" number:textual="true"/>
    </number:date-style>
    <number:date-style style:name="N10147" number:language="en" number:country="US" loext:transliteration-spellout="capitalize article inessive" number:transliteration-language="en" number:transliteration-country="US">
      <number:month number:style="long" number:textual="true"/>
    </number:date-style>
    <number:date-style style:name="N10148" number:language="en" number:country="US" loext:transliteration-spellout="ablative" number:transliteration-language="en" number:transliteration-country="US">
      <number:month number:style="long" number:textual="true"/>
    </number:date-style>
    <number:date-style style:name="N10149" number:language="en" number:country="US" loext:transliteration-spellout="article ablative" number:transliteration-language="en" number:transliteration-country="US">
      <number:month number:style="long" number:textual="true"/>
    </number:date-style>
    <number:date-style style:name="N10150" number:language="en" number:country="US" loext:transliteration-spellout="capitalize article ablative" number:transliteration-language="en" number:transliteration-country="US">
      <number:month number:style="long" number:textual="true"/>
    </number:date-style>
    <number:date-style style:name="N10151" number:language="en" number:country="US" loext:transliteration-spellout="MMMM=possessive-inessive" number:transliteration-language="en" number:transliteration-country="US">
      <number:year number:style="long"/>
      <number:text> </number:text>
      <number:month number:style="long" number:textual="true"/>
    </number:date-style>
    <number:date-style style:name="N10152" number:language="en" number:country="US" loext:transliteration-spellout="MMMM=possessive-ablative" number:transliteration-language="en" number:transliteration-country="US">
      <number:year number:style="long"/>
      <number:text> </number:text>
      <number:month number:style="long" number:textual="true"/>
    </number:date-style>
    <number:date-style style:name="N10153" number:language="en" number:country="US" loext:transliteration-spellout="MMMM=possessive-terminative" number:transliteration-language="en" number:transliteration-country="US">
      <number:year number:style="long"/>
      <number:text> </number:text>
      <number:month number:style="long" number:textual="true"/>
    </number:date-style>
    <number:date-style style:name="N10154" number:language="en" number:country="US" loext:transliteration-spellout="ordinal year" number:transliteration-language="en" number:transliteration-country="US">
      <number:year number:style="long"/>
    </number:date-style>
    <number:date-style style:name="N20141" number:language="hu" number:country="HU">
      <number:year number:style="long"/>
      <number:text>. </number:text>
      <number:month number:style="long" number:textual="true"/>
      <number:text> </number:text>
      <number:day/>
      <number:text>.</number:text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color="#000000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3">00/00/0000</text:date>, <text:time style:data-style-name="N2" text:time-value="11:30:57.4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Dev/7.1.0.0.alpha1$Windows_X86_64 LibreOffice_project/85622e6cf676e507dea8845b5637f3a1df327490</meta:generator>
    <meta:creation-date>2020-10-02T13:31:46Z</meta:creation-date>
    <dc:date>2020-11-13T11:33:48.661000000</dc:date>
    <meta:editing-cycles>15</meta:editing-cycles>
    <meta:editing-duration>PT1H56M49S</meta:editing-duration>
    <meta:document-statistic meta:table-count="1" meta:cell-count="76" meta:object-count="0"/>
  </office:meta>
</office:document-meta>
</file>